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center" draw:textarea-vertical-align="middle"/>
    </style:style>
    <style:style style:name="gr2" style:family="graphic" style:parent-style-name="standard">
      <style:graphic-properties draw:fill="solid" draw:fill-color="#ffcc99" draw:textarea-horizontal-align="center" draw:textarea-vertical-align="middle"/>
    </style:style>
    <style:style style:name="gr3" style:family="graphic" style:parent-style-name="standard">
      <style:graphic-properties draw:fill="solid" draw:fill-color="#cc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7.937cm" svg:height="10.521cm" svg:x="-0.028cm" svg:y="0cm">
          <text:p text:style-name="P3"/>
        </draw:rect>
        <draw:rect draw:style-name="gr2" draw:text-style-name="P2" draw:layer="layout" svg:width="3.402cm" svg:height="1.872cm" svg:x="2.345cm" svg:y="1.029cm">
          <text:p text:style-name="P2">Auction</text:p>
          <text:p text:style-name="P2">Master</text:p>
        </draw:rect>
        <draw:rect draw:style-name="gr3" draw:text-style-name="P2" draw:layer="layout" svg:width="2.479cm" svg:height="1.635cm" svg:x="1.238cm" svg:y="4.087cm">
          <text:p text:style-name="P3">Bidder</text:p>
        </draw:rect>
        <draw:rect draw:style-name="gr3" draw:text-style-name="P2" draw:layer="layout" svg:width="2.479cm" svg:height="1.635cm" svg:x="4.403cm" svg:y="4.089cm">
          <text:p text:style-name="P3">Bidder</text:p>
        </draw:rect>
        <draw:rect draw:style-name="gr3" draw:text-style-name="P2" draw:layer="layout" svg:width="2.479cm" svg:height="1.635cm" svg:x="1.213cm" svg:y="6.226cm">
          <text:p text:style-name="P3">Bidder</text:p>
        </draw:rect>
        <draw:rect draw:style-name="gr3" draw:text-style-name="P2" draw:layer="layout" svg:width="2.479cm" svg:height="1.635cm" svg:x="4.483cm" svg:y="6.198cm">
          <text:p text:style-name="P3">Bidder</text:p>
        </draw:rect>
        <draw:frame draw:style-name="gr4" draw:text-style-name="P1" draw:layer="layout" svg:width="9.467cm" svg:height="1.271cm" svg:x="-0.714cm" svg:y="9.151cm">
          <draw:text-box>
            <text:p text:style-name="P2">Classical Au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27T13:48:47</meta:creation-date>
    <dc:date>2007-11-27T13:49:40</dc:date>
    <dc:language>en-US</dc:language>
    <meta:editing-cycles>2</meta:editing-cycles>
    <meta:editing-duration>PT54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